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85.891672691836" calcext:value-type="float">
            <text:p>785.891672691836</text:p>
          </table:table-cell>
        </table:table-row>
        <table:table-row table:style-name="ro1">
          <table:table-cell office:value-type="float" office:value="761.597221693335" calcext:value-type="float">
            <text:p>761.597221693335</text:p>
          </table:table-cell>
        </table:table-row>
        <table:table-row table:style-name="ro1">
          <table:table-cell office:value-type="float" office:value="756.269473938954" calcext:value-type="float">
            <text:p>756.269473938954</text:p>
          </table:table-cell>
        </table:table-row>
        <table:table-row table:style-name="ro1">
          <table:table-cell office:value-type="float" office:value="783.435049317236" calcext:value-type="float">
            <text:p>783.435049317236</text:p>
          </table:table-cell>
        </table:table-row>
        <table:table-row table:style-name="ro1">
          <table:table-cell office:value-type="float" office:value="760.855505930869" calcext:value-type="float">
            <text:p>760.855505930869</text:p>
          </table:table-cell>
        </table:table-row>
        <table:table-row table:style-name="ro1">
          <table:table-cell office:value-type="float" office:value="755.104506463695" calcext:value-type="float">
            <text:p>755.104506463695</text:p>
          </table:table-cell>
        </table:table-row>
        <table:table-row table:style-name="ro1">
          <table:table-cell office:value-type="float" office:value="781.598055384038" calcext:value-type="float">
            <text:p>781.598055384038</text:p>
          </table:table-cell>
        </table:table-row>
        <table:table-row table:style-name="ro1">
          <table:table-cell office:value-type="float" office:value="757.908778099468" calcext:value-type="float">
            <text:p>757.908778099468</text:p>
          </table:table-cell>
        </table:table-row>
        <table:table-row table:style-name="ro1">
          <table:table-cell office:value-type="float" office:value="753.840818972666" calcext:value-type="float">
            <text:p>753.840818972666</text:p>
          </table:table-cell>
        </table:table-row>
        <table:table-row table:style-name="ro1">
          <table:table-cell office:value-type="float" office:value="783.410499267511" calcext:value-type="float">
            <text:p>783.410499267511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67.991158175961" calcext:value-type="float">
            <text:p>767.9911581759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11:55:17.638584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10-02T11:55:29.468437190</dc:date>
    <dc:creator>Davide Ancona</dc:creator>
    <meta:editing-duration>PT4M16S</meta:editing-duration>
    <meta:editing-cycles>4</meta:editing-cycles>
    <meta:generator>LibreOffice/5.3.7.2.0$Linux_X86_64 LibreOffice_project/30$Build-2</meta:generator>
    <meta:document-statistic meta:table-count="1" meta:cell-count="11" meta:object-count="0"/>
  </office:meta>
</office:document-meta>
</file>